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Courier 10 Pitch1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frequenci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letra</text:p>
          </table:table-cell>
          <table:table-cell table:style-name="ce3" office:value-type="string">
            <text:p>Freq. Relativa</text:p>
          </table:table-cell>
          <table:table-cell table:style-name="ce3" office:value-type="string">
            <text:p>Freq. Absoluta (fi)</text:p>
          </table:table-cell>
          <table:table-cell table:style-name="ce1" office:value-type="string">
            <text:p>fi(fi-1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13.521919">
            <text:p>13,521919</text:p>
          </table:table-cell>
          <table:table-cell office:value-type="float" office:value="1606619">
            <text:p>1606619</text:p>
          </table:table-cell>
          <table:table-cell table:formula="oooc:=[.C2]*([.C2]-1)" office:value-type="float" office:value="2581223004542">
            <text:p>258122300454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</text:p>
          </table:table-cell>
          <table:table-cell office:value-type="float" office:value="12.245263">
            <text:p>12,245263</text:p>
          </table:table-cell>
          <table:table-cell office:value-type="float" office:value="1454932">
            <text:p>1454932</text:p>
          </table:table-cell>
          <table:table-cell table:formula="oooc:=[.C3]*([.C3]-1)" office:value-type="float" office:value="2116825669692">
            <text:p>211682566969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</text:p>
          </table:table-cell>
          <table:table-cell office:value-type="float" office:value="10.357461">
            <text:p>10,357461</text:p>
          </table:table-cell>
          <table:table-cell office:value-type="float" office:value="1230631">
            <text:p>1230631</text:p>
          </table:table-cell>
          <table:table-cell table:formula="oooc:=[.C4]*([.C4]-1)" office:value-type="float" office:value="1514451427530">
            <text:p>1514451427530</text:p>
          </table:table-cell>
          <table:table-cell/>
          <table:table-cell>
            <draw:frame table:end-cell-address="frequencias.S20" table:end-x="0.547cm" table:end-y="0.243cm" draw:z-index="0" draw:style-name="gr1" svg:width="29.83cm" svg:height="7.834cm" svg:x="0.072cm" svg:y="0.057cm">
              <draw:object draw:notify-on-update-of-ranges="frequencias.A2:frequencias.A47 frequencias.B2:frequencias.B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s</text:p>
          </table:table-cell>
          <table:table-cell office:value-type="float" office:value="7.917737">
            <text:p>7,917737</text:p>
          </table:table-cell>
          <table:table-cell office:value-type="float" office:value="940753">
            <text:p>940753</text:p>
          </table:table-cell>
          <table:table-cell table:formula="oooc:=[.C5]*([.C5]-1)" office:value-type="float" office:value="885015266256">
            <text:p>8850152662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</text:p>
          </table:table-cell>
          <table:table-cell office:value-type="float" office:value="6.73638">
            <text:p>6,736380</text:p>
          </table:table-cell>
          <table:table-cell office:value-type="float" office:value="800389">
            <text:p>800389</text:p>
          </table:table-cell>
          <table:table-cell table:formula="oooc:=[.C6]*([.C6]-1)" office:value-type="float" office:value="640621750932">
            <text:p>64062175093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</text:p>
          </table:table-cell>
          <table:table-cell office:value-type="float" office:value="5.73063">
            <text:p>5,730630</text:p>
          </table:table-cell>
          <table:table-cell office:value-type="float" office:value="680890">
            <text:p>680890</text:p>
          </table:table-cell>
          <table:table-cell table:formula="oooc:=[.C7]*([.C7]-1)" office:value-type="float" office:value="463610511210">
            <text:p>4636105112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</text:p>
          </table:table-cell>
          <table:table-cell office:value-type="float" office:value="5.094293">
            <text:p>5,094293</text:p>
          </table:table-cell>
          <table:table-cell office:value-type="float" office:value="605283">
            <text:p>605283</text:p>
          </table:table-cell>
          <table:table-cell table:formula="oooc:=[.C8]*([.C8]-1)" office:value-type="float" office:value="366366904806">
            <text:p>36636690480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</text:p>
          </table:table-cell>
          <table:table-cell office:value-type="float" office:value="4.909343">
            <text:p>4,909343</text:p>
          </table:table-cell>
          <table:table-cell office:value-type="float" office:value="583308">
            <text:p>583308</text:p>
          </table:table-cell>
          <table:table-cell table:formula="oooc:=[.C9]*([.C9]-1)" office:value-type="float" office:value="340247639556">
            <text:p>3402476395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</text:p>
          </table:table-cell>
          <table:table-cell office:value-type="float" office:value="4.665041">
            <text:p>4,665041</text:p>
          </table:table-cell>
          <table:table-cell office:value-type="float" office:value="554281">
            <text:p>554281</text:p>
          </table:table-cell>
          <table:table-cell table:formula="oooc:=[.C10]*([.C10]-1)" office:value-type="float" office:value="307226872680">
            <text:p>30722687268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</text:p>
          </table:table-cell>
          <table:table-cell office:value-type="float" office:value="4.420385">
            <text:p>4,420385</text:p>
          </table:table-cell>
          <table:table-cell office:value-type="float" office:value="525212">
            <text:p>525212</text:p>
          </table:table-cell>
          <table:table-cell table:formula="oooc:=[.C11]*([.C11]-1)" office:value-type="float" office:value="275847119732">
            <text:p>27584711973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</text:p>
          </table:table-cell>
          <table:table-cell office:value-type="float" office:value="4.174096">
            <text:p>4,174096</text:p>
          </table:table-cell>
          <table:table-cell office:value-type="float" office:value="495949">
            <text:p>495949</text:p>
          </table:table-cell>
          <table:table-cell table:formula="oooc:=[.C12]*([.C12]-1)" office:value-type="float" office:value="245964914652">
            <text:p>24596491465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3.244465">
            <text:p>3,244465</text:p>
          </table:table-cell>
          <table:table-cell office:value-type="float" office:value="385494">
            <text:p>385494</text:p>
          </table:table-cell>
          <table:table-cell table:formula="oooc:=[.C13]*([.C13]-1)" office:value-type="float" office:value="148605238542">
            <text:p>14860523854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</text:p>
          </table:table-cell>
          <table:table-cell office:value-type="float" office:value="3.058572">
            <text:p>3,058572</text:p>
          </table:table-cell>
          <table:table-cell office:value-type="float" office:value="363407">
            <text:p>363407</text:p>
          </table:table-cell>
          <table:table-cell table:formula="oooc:=[.C14]*([.C14]-1)" office:value-type="float" office:value="132064284242">
            <text:p>13206428424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</text:p>
          </table:table-cell>
          <table:table-cell office:value-type="float" office:value="2.429868">
            <text:p>2,429868</text:p>
          </table:table-cell>
          <table:table-cell office:value-type="float" office:value="288707">
            <text:p>288707</text:p>
          </table:table-cell>
          <table:table-cell table:formula="oooc:=[.C15]*([.C15]-1)" office:value-type="float" office:value="83351443142">
            <text:p>8335144314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</text:p>
          </table:table-cell>
          <table:table-cell office:value-type="float" office:value="1.705386">
            <text:p>1,705386</text:p>
          </table:table-cell>
          <table:table-cell office:value-type="float" office:value="202627">
            <text:p>202627</text:p>
          </table:table-cell>
          <table:table-cell table:formula="oooc:=[.C16]*([.C16]-1)" office:value-type="float" office:value="41057498502">
            <text:p>410574985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</text:p>
          </table:table-cell>
          <table:table-cell office:value-type="float" office:value="1.4636">
            <text:p>1,463600</text:p>
          </table:table-cell>
          <table:table-cell office:value-type="float" office:value="173899">
            <text:p>173899</text:p>
          </table:table-cell>
          <table:table-cell table:formula="oooc:=[.C17]*([.C17]-1)" office:value-type="float" office:value="30240688302">
            <text:p>302406883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</text:p>
          </table:table-cell>
          <table:table-cell office:value-type="float" office:value="1.226368">
            <text:p>1,226368</text:p>
          </table:table-cell>
          <table:table-cell office:value-type="float" office:value="145712">
            <text:p>145712</text:p>
          </table:table-cell>
          <table:table-cell table:formula="oooc:=[.C18]*([.C18]-1)" office:value-type="float" office:value="21231841232">
            <text:p>2123184123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1.210764">
            <text:p>1,210764</text:p>
          </table:table-cell>
          <table:table-cell office:value-type="float" office:value="143858">
            <text:p>143858</text:p>
          </table:table-cell>
          <table:table-cell table:formula="oooc:=[.C19]*([.C19]-1)" office:value-type="float" office:value="20694980306">
            <text:p>2069498030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</text:p>
          </table:table-cell>
          <table:table-cell office:value-type="float" office:value="1.05156">
            <text:p>1,051560</text:p>
          </table:table-cell>
          <table:table-cell office:value-type="float" office:value="124942">
            <text:p>124942</text:p>
          </table:table-cell>
          <table:table-cell table:formula="oooc:=[.C20]*([.C20]-1)" office:value-type="float" office:value="15610378422">
            <text:p>156103784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</text:p>
          </table:table-cell>
          <table:table-cell office:value-type="float" office:value="0.980315">
            <text:p>0,980315</text:p>
          </table:table-cell>
          <table:table-cell office:value-type="float" office:value="116477">
            <text:p>116477</text:p>
          </table:table-cell>
          <table:table-cell table:formula="oooc:=[.C21]*([.C21]-1)" office:value-type="float" office:value="13566775052">
            <text:p>1356677505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ã</text:p>
          </table:table-cell>
          <table:table-cell office:value-type="float" office:value="0.758989">
            <text:p>0,758989</text:p>
          </table:table-cell>
          <table:table-cell office:value-type="float" office:value="90180">
            <text:p>90180</text:p>
          </table:table-cell>
          <table:table-cell table:formula="oooc:=[.C22]*([.C22]-1)" office:value-type="float" office:value="8132342220">
            <text:p>81323422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z</text:p>
          </table:table-cell>
          <table:table-cell office:value-type="float" office:value="0.466385">
            <text:p>0,466385</text:p>
          </table:table-cell>
          <table:table-cell office:value-type="float" office:value="55414">
            <text:p>55414</text:p>
          </table:table-cell>
          <table:table-cell table:formula="oooc:=[.C23]*([.C23]-1)" office:value-type="float" office:value="3070655982">
            <text:p>307065598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ç</text:p>
          </table:table-cell>
          <table:table-cell office:value-type="float" office:value="0.446531">
            <text:p>0,446531</text:p>
          </table:table-cell>
          <table:table-cell office:value-type="float" office:value="53055">
            <text:p>53055</text:p>
          </table:table-cell>
          <table:table-cell table:formula="oooc:=[.C24]*([.C24]-1)" office:value-type="float" office:value="2814779970">
            <text:p>281477997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á</text:p>
          </table:table-cell>
          <table:table-cell office:value-type="float" office:value="0.41247">
            <text:p>0,412470</text:p>
          </table:table-cell>
          <table:table-cell office:value-type="float" office:value="49008">
            <text:p>49008</text:p>
          </table:table-cell>
          <table:table-cell table:formula="oooc:=[.C25]*([.C25]-1)" office:value-type="float" office:value="2401735056">
            <text:p>24017350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é</text:p>
          </table:table-cell>
          <table:table-cell office:value-type="float" office:value="0.404592">
            <text:p>0,404592</text:p>
          </table:table-cell>
          <table:table-cell office:value-type="float" office:value="48072">
            <text:p>48072</text:p>
          </table:table-cell>
          <table:table-cell table:formula="oooc:=[.C26]*([.C26]-1)" office:value-type="float" office:value="2310869112">
            <text:p>23108691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</text:p>
          </table:table-cell>
          <table:table-cell office:value-type="float" office:value="0.371861">
            <text:p>0,371861</text:p>
          </table:table-cell>
          <table:table-cell office:value-type="float" office:value="44183">
            <text:p>44183</text:p>
          </table:table-cell>
          <table:table-cell table:formula="oooc:=[.C27]*([.C27]-1)" office:value-type="float" office:value="1952093306">
            <text:p>195209330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x</text:p>
          </table:table-cell>
          <table:table-cell office:value-type="float" office:value="0.215266">
            <text:p>0,215266</text:p>
          </table:table-cell>
          <table:table-cell office:value-type="float" office:value="25577">
            <text:p>25577</text:p>
          </table:table-cell>
          <table:table-cell table:formula="oooc:=[.C28]*([.C28]-1)" office:value-type="float" office:value="654157352">
            <text:p>65415735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í</text:p>
          </table:table-cell>
          <table:table-cell office:value-type="float" office:value="0.168218">
            <text:p>0,168218</text:p>
          </table:table-cell>
          <table:table-cell office:value-type="float" office:value="19987">
            <text:p>19987</text:p>
          </table:table-cell>
          <table:table-cell table:formula="oooc:=[.C29]*([.C29]-1)" office:value-type="float" office:value="399460182">
            <text:p>39946018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ó</text:p>
          </table:table-cell>
          <table:table-cell office:value-type="float" office:value="0.16582">
            <text:p>0,165820</text:p>
          </table:table-cell>
          <table:table-cell office:value-type="float" office:value="19702">
            <text:p>19702</text:p>
          </table:table-cell>
          <table:table-cell table:formula="oooc:=[.C30]*([.C30]-1)" office:value-type="float" office:value="388149102">
            <text:p>3881491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ê</text:p>
          </table:table-cell>
          <table:table-cell office:value-type="float" office:value="0.124958">
            <text:p>0,124958</text:p>
          </table:table-cell>
          <table:table-cell office:value-type="float" office:value="14847">
            <text:p>14847</text:p>
          </table:table-cell>
          <table:table-cell table:formula="oooc:=[.C31]*([.C31]-1)" office:value-type="float" office:value="220418562">
            <text:p>22041856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à</text:p>
          </table:table-cell>
          <table:table-cell office:value-type="float" office:value="0.090552">
            <text:p>0,090552</text:p>
          </table:table-cell>
          <table:table-cell office:value-type="float" office:value="10759">
            <text:p>10759</text:p>
          </table:table-cell>
          <table:table-cell table:formula="oooc:=[.C32]*([.C32]-1)" office:value-type="float" office:value="115745322">
            <text:p>1157453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õ</text:p>
          </table:table-cell>
          <table:table-cell office:value-type="float" office:value="0.069965">
            <text:p>0,069965</text:p>
          </table:table-cell>
          <table:table-cell office:value-type="float" office:value="8313">
            <text:p>8313</text:p>
          </table:table-cell>
          <table:table-cell table:formula="oooc:=[.C33]*([.C33]-1)" office:value-type="float" office:value="69097656">
            <text:p>690976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ú</text:p>
          </table:table-cell>
          <table:table-cell office:value-type="float" office:value="0.049943">
            <text:p>0,049943</text:p>
          </table:table-cell>
          <table:table-cell office:value-type="float" office:value="5934">
            <text:p>5934</text:p>
          </table:table-cell>
          <table:table-cell table:formula="oooc:=[.C34]*([.C34]-1)" office:value-type="float" office:value="35206422">
            <text:p>352064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ô</text:p>
          </table:table-cell>
          <table:table-cell office:value-type="float" office:value="0.039986">
            <text:p>0,039986</text:p>
          </table:table-cell>
          <table:table-cell office:value-type="float" office:value="4751">
            <text:p>4751</text:p>
          </table:table-cell>
          <table:table-cell table:formula="oooc:=[.C35]*([.C35]-1)" office:value-type="float" office:value="22567250">
            <text:p>2256725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y</text:p>
          </table:table-cell>
          <table:table-cell office:value-type="float" office:value="0.027841">
            <text:p>0,027841</text:p>
          </table:table-cell>
          <table:table-cell office:value-type="float" office:value="3308">
            <text:p>3308</text:p>
          </table:table-cell>
          <table:table-cell table:formula="oooc:=[.C36]*([.C36]-1)" office:value-type="float" office:value="10939556">
            <text:p>109395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â</text:p>
          </table:table-cell>
          <table:table-cell office:value-type="float" office:value="0.027311">
            <text:p>0,027311</text:p>
          </table:table-cell>
          <table:table-cell office:value-type="float" office:value="3245">
            <text:p>3245</text:p>
          </table:table-cell>
          <table:table-cell table:formula="oooc:=[.C37]*([.C37]-1)" office:value-type="float" office:value="10526780">
            <text:p>1052678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</text:p>
          </table:table-cell>
          <table:table-cell office:value-type="float" office:value="0.005934">
            <text:p>0,005934</text:p>
          </table:table-cell>
          <table:table-cell office:value-type="float" office:value="705">
            <text:p>705</text:p>
          </table:table-cell>
          <table:table-cell table:formula="oooc:=[.C38]*([.C38]-1)" office:value-type="float" office:value="496320">
            <text:p>4963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w</text:p>
          </table:table-cell>
          <table:table-cell office:value-type="float" office:value="0.005142">
            <text:p>0,005142</text:p>
          </table:table-cell>
          <table:table-cell office:value-type="float" office:value="611">
            <text:p>611</text:p>
          </table:table-cell>
          <table:table-cell table:formula="oooc:=[.C39]*([.C39]-1)" office:value-type="float" office:value="372710">
            <text:p>3727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ü</text:p>
          </table:table-cell>
          <table:table-cell office:value-type="float" office:value="0.002853">
            <text:p>0,002853</text:p>
          </table:table-cell>
          <table:table-cell office:value-type="float" office:value="339">
            <text:p>339</text:p>
          </table:table-cell>
          <table:table-cell table:formula="oooc:=[.C40]*([.C40]-1)" office:value-type="float" office:value="114582">
            <text:p>11458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è</text:p>
          </table:table-cell>
          <table:table-cell office:value-type="float" office:value="0.001069">
            <text:p>0,001069</text:p>
          </table:table-cell>
          <table:table-cell office:value-type="float" office:value="127">
            <text:p>127</text:p>
          </table:table-cell>
          <table:table-cell table:formula="oooc:=[.C41]*([.C41]-1)" office:value-type="float" office:value="16002">
            <text:p>160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ò</text:p>
          </table:table-cell>
          <table:table-cell office:value-type="float" office:value="0.00048">
            <text:p>0,000480</text:p>
          </table:table-cell>
          <table:table-cell office:value-type="float" office:value="57">
            <text:p>57</text:p>
          </table:table-cell>
          <table:table-cell table:formula="oooc:=[.C42]*([.C42]-1)" office:value-type="float" office:value="3192">
            <text:p>319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ñ</text:p>
          </table:table-cell>
          <table:table-cell office:value-type="float" office:value="0.000168">
            <text:p>0,000168</text:p>
          </table:table-cell>
          <table:table-cell office:value-type="float" office:value="20">
            <text:p>20</text:p>
          </table:table-cell>
          <table:table-cell table:formula="oooc:=[.C43]*([.C43]-1)" office:value-type="float" office:value="380">
            <text:p>38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ì</text:p>
          </table:table-cell>
          <table:table-cell office:value-type="float" office:value="0.000093">
            <text:p>0,000093</text:p>
          </table:table-cell>
          <table:table-cell office:value-type="float" office:value="11">
            <text:p>11</text:p>
          </table:table-cell>
          <table:table-cell table:formula="oooc:=[.C44]*([.C44]-1)"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î</text:p>
          </table:table-cell>
          <table:table-cell office:value-type="float" office:value="0.00005">
            <text:p>0,000050</text:p>
          </table:table-cell>
          <table:table-cell office:value-type="float" office:value="6">
            <text:p>6</text:p>
          </table:table-cell>
          <table:table-cell table:formula="oooc:=[.C45]*([.C45]-1)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ù</text:p>
          </table:table-cell>
          <table:table-cell office:value-type="float" office:value="0.000042">
            <text:p>0,000042</text:p>
          </table:table-cell>
          <table:table-cell office:value-type="float" office:value="5">
            <text:p>5</text:p>
          </table:table-cell>
          <table:table-cell table:formula="oooc:=[.C46]*([.C46]-1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û</text:p>
          </table:table-cell>
          <table:table-cell office:value-type="float" office:value="0.000034">
            <text:p>0,000034</text:p>
          </table:table-cell>
          <table:table-cell office:value-type="float" office:value="4">
            <text:p>4</text:p>
          </table:table-cell>
          <table:table-cell table:formula="oooc:=[.C47]*([.C47]-1)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ooc:=SUM([.B2:.B47])" office:value-type="float" office:value="99.999999">
            <text:p>100</text:p>
          </table:table-cell>
          <table:table-cell table:formula="oooc:=SUM([.C2:.C47])" office:value-type="float" office:value="11881590">
            <text:p>11881590</text:p>
          </table:table-cell>
          <table:table-cell table:formula="oooc:=SUM([.D2:.D47])" office:value-type="float" office:value="10266433956518">
            <text:p>102664339565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Índice de Coincidênci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ooc:=[.D48]/([.C48]*([.C48]-1))" office:value-type="float" office:value="0.072722789667811">
            <text:p>0,07272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  <table:table-row table:style-name="ro1" table:number-rows-repeated="65481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frequencias.A2:frequencias.C4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PT" style:font-name-asian="Bitstream Vera Sans1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5">15-02-2008</text:date>, <text:time>20:3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02T12:12:18</meta:creation-date>
    <dc:date>2008-02-15T20:35:00</dc:date>
    <meta:editing-cycles>10</meta:editing-cycles>
    <meta:editing-duration>PT4H21M54S</meta:editing-duration>
    <meta:user-defined meta:name="Info 1"/>
    <meta:user-defined meta:name="Info 2"/>
    <meta:user-defined meta:name="Info 3"/>
    <meta:user-defined meta:name="Info 4"/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3pt" style:font-family-asian="'Bitstream Vera Sans'" style:font-family-generic-asian="system" style:font-pitch-asian="variable" style:font-size-asian="13pt" style:font-family-complex="'Bitstream Vera Sans'" style:font-family-generic-complex="system" style:font-pitch-complex="variable" style:font-size-complex="13pt"/>
    </style:style>
    <style:style style:name="ch3" style:family="chart">
      <style:graphic-properties draw:fill="none" draw:fill-color="#d9d9d9"/>
      <style:text-properties fo:font-family="'Bitstream Vera Sans'" style:font-family-generic="swiss" style:font-pitch="variable" fo:font-size="6pt" style:font-family-asian="'Bitstream Vera Sans'" style:font-family-generic-asian="system" style:font-pitch-asian="variable" style:font-size-asian="6pt" style:font-family-complex="'Bitstream Vera Sans'" style:font-family-generic-complex="system" style:font-pitch-complex="variable" style:font-size-complex="6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pt" style:font-family-asian="'Bitstream Vera Sans'" style:font-family-generic-asian="system" style:font-pitch-asian="variable" style:font-size-asian="7pt" style:font-family-complex="'Bitstream Vera Sans'" style:font-family-generic-complex="system" style:font-pitch-complex="variable" style:font-size-complex="7pt"/>
    </style:style>
    <style:style style:name="ch6" style:family="chart" style:data-style-name="N108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pt" style:font-family-asian="'Bitstream Vera Sans'" style:font-family-generic-asian="system" style:font-pitch-asian="variable" style:font-size-asian="7pt" style:font-family-complex="'Bitstream Vera Sans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Bitstream Vera Sans'" style:font-family-generic="swiss" style:font-pitch="variable" fo:font-size="6pt" style:font-family-asian="'Bitstream Vera Sans'" style:font-family-generic-asian="system" style:font-pitch-asian="variable" style:font-size-asian="6pt" style:font-family-complex="'Bitstream Vera Sans'" style:font-family-generic-complex="system" style:font-pitch-complex="variable" style:font-size-complex="6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8.36cm" svg:height="6.991cm" chart:class="chart:bar" chart:style-name="ch1">
        <chart:title svg:x="10.642cm" svg:y="0.141cm" chart:style-name="ch2">
          <text:p>Frequência Relativa das Letras</text:p>
        </chart:title>
        <chart:legend chart:legend-position="end" svg:x="26.422cm" svg:y="3.3cm" chart:style-name="ch3"/>
        <chart:plot-area chart:style-name="ch4" table:cell-range-address="frequencias.A2:frequencias.B47" chart:data-source-has-labels="column" svg:x="0.566cm" svg:y="0.942cm" svg:width="24.728cm" svg:height="5.907cm">
          <chart:axis chart:dimension="x" chart:name="primary-x" chart:style-name="ch5">
            <chart:categories table:cell-range-address="frequencias.A2:frequencias.A47"/>
          </chart:axis>
          <chart:axis chart:dimension="y" chart:name="primary-y" chart:style-name="ch6">
            <chart:grid chart:class="major"/>
          </chart:axis>
          <chart:series chart:style-name="ch7" chart:values-cell-range-address="frequencias.B2:frequencias.B47" chart:class="chart:ba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13.521919">
                <text:p>13.52191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245263">
                <text:p>12.24526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.357461">
                <text:p>10.35746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.917737">
                <text:p>7.91773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73638">
                <text:p>6.7363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.73063">
                <text:p>5.7306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.094293">
                <text:p>5.09429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909343">
                <text:p>4.90934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665041">
                <text:p>4.66504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.420385">
                <text:p>4.42038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174096">
                <text:p>4.17409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244465">
                <text:p>3.24446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.058572">
                <text:p>3.05857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429868">
                <text:p>2.42986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705386">
                <text:p>1.70538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4636">
                <text:p>1.463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26368">
                <text:p>1.22636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210764">
                <text:p>1.21076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05156">
                <text:p>1.051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980315">
                <text:p>0.980315</text:p>
              </table:table-cell>
            </table:table-row>
            <table:table-row>
              <table:table-cell office:value-type="string">
                <text:p>ã</text:p>
              </table:table-cell>
              <table:table-cell office:value-type="float" office:value="0.758989">
                <text:p>0.75898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66385">
                <text:p>0.466385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446531">
                <text:p>0.446531</text:p>
              </table:table-cell>
            </table:table-row>
            <table:table-row>
              <table:table-cell office:value-type="string">
                <text:p>á</text:p>
              </table:table-cell>
              <table:table-cell office:value-type="float" office:value="0.41247">
                <text:p>0.41247</text:p>
              </table:table-cell>
            </table:table-row>
            <table:table-row>
              <table:table-cell office:value-type="string">
                <text:p>é</text:p>
              </table:table-cell>
              <table:table-cell office:value-type="float" office:value="0.404592">
                <text:p>0.4045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71861">
                <text:p>0.37186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215266">
                <text:p>0.215266</text:p>
              </table:table-cell>
            </table:table-row>
            <table:table-row>
              <table:table-cell office:value-type="string">
                <text:p>í</text:p>
              </table:table-cell>
              <table:table-cell office:value-type="float" office:value="0.168218">
                <text:p>0.168218</text:p>
              </table:table-cell>
            </table:table-row>
            <table:table-row>
              <table:table-cell office:value-type="string">
                <text:p>ó</text:p>
              </table:table-cell>
              <table:table-cell office:value-type="float" office:value="0.16582">
                <text:p>0.16582</text:p>
              </table:table-cell>
            </table:table-row>
            <table:table-row>
              <table:table-cell office:value-type="string">
                <text:p>ê</text:p>
              </table:table-cell>
              <table:table-cell office:value-type="float" office:value="0.124958">
                <text:p>0.124958</text:p>
              </table:table-cell>
            </table:table-row>
            <table:table-row>
              <table:table-cell office:value-type="string">
                <text:p>à</text:p>
              </table:table-cell>
              <table:table-cell office:value-type="float" office:value="0.090552">
                <text:p>0.090552</text:p>
              </table:table-cell>
            </table:table-row>
            <table:table-row>
              <table:table-cell office:value-type="string">
                <text:p>õ</text:p>
              </table:table-cell>
              <table:table-cell office:value-type="float" office:value="0.069965">
                <text:p>0.069965</text:p>
              </table:table-cell>
            </table:table-row>
            <table:table-row>
              <table:table-cell office:value-type="string">
                <text:p>ú</text:p>
              </table:table-cell>
              <table:table-cell office:value-type="float" office:value="0.049943">
                <text:p>0.049943</text:p>
              </table:table-cell>
            </table:table-row>
            <table:table-row>
              <table:table-cell office:value-type="string">
                <text:p>ô</text:p>
              </table:table-cell>
              <table:table-cell office:value-type="float" office:value="0.039986">
                <text:p>0.03998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27841">
                <text:p>0.027841</text:p>
              </table:table-cell>
            </table:table-row>
            <table:table-row>
              <table:table-cell office:value-type="string">
                <text:p>â</text:p>
              </table:table-cell>
              <table:table-cell office:value-type="float" office:value="0.027311">
                <text:p>0.02731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5934">
                <text:p>0.00593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5142">
                <text:p>0.005142</text:p>
              </table:table-cell>
            </table:table-row>
            <table:table-row>
              <table:table-cell office:value-type="string">
                <text:p>ü</text:p>
              </table:table-cell>
              <table:table-cell office:value-type="float" office:value="0.002853">
                <text:p>0.002853</text:p>
              </table:table-cell>
            </table:table-row>
            <table:table-row>
              <table:table-cell office:value-type="string">
                <text:p>è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ò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ì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î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ù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û</text:p>
              </table:table-cell>
              <table:table-cell office:value-type="float" office:value="0.000034">
                <text:p>0.000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